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392db" officeooo:paragraph-rsid="001392db"/>
    </style:style>
    <style:style style:name="P2" style:family="paragraph" style:parent-style-name="Standard">
      <style:text-properties fo:font-weight="bold" officeooo:rsid="001392db" officeooo:paragraph-rsid="001392db" style:font-weight-asian="bold" style:font-weight-complex="bold"/>
    </style:style>
    <style:style style:name="P3" style:family="paragraph" style:parent-style-name="Standard">
      <style:text-properties fo:font-weight="bold" officeooo:rsid="001540c0" officeooo:paragraph-rsid="001540c0" style:font-weight-asian="bold" style:font-weight-complex="bold"/>
    </style:style>
    <style:style style:name="P4" style:family="paragraph" style:parent-style-name="Standard">
      <style:text-properties fo:font-weight="bold" officeooo:rsid="0016e4f1" officeooo:paragraph-rsid="0016e4f1" style:font-weight-asian="bold" style:font-weight-complex="bold"/>
    </style:style>
    <style:style style:name="P5" style:family="paragraph" style:parent-style-name="Standard">
      <style:text-properties fo:font-weight="bold" officeooo:rsid="0018e2c0" officeooo:paragraph-rsid="0018e2c0" style:font-weight-asian="bold" style:font-weight-complex="bold"/>
    </style:style>
    <style:style style:name="P6" style:family="paragraph" style:parent-style-name="Standard">
      <style:text-properties fo:font-weight="bold" officeooo:rsid="001a7b2a" officeooo:paragraph-rsid="001a7b2a" style:font-weight-asian="bold" style:font-weight-complex="bold"/>
    </style:style>
    <style:style style:name="P7" style:family="paragraph" style:parent-style-name="Standard">
      <style:text-properties fo:font-weight="bold" officeooo:rsid="001d4e93" officeooo:paragraph-rsid="001d4e93" style:font-weight-asian="bold" style:font-weight-complex="bold"/>
    </style:style>
    <style:style style:name="P8" style:family="paragraph" style:parent-style-name="Standard">
      <style:text-properties fo:font-weight="bold" officeooo:rsid="0020d785" officeooo:paragraph-rsid="0020d785" style:font-weight-asian="bold" style:font-weight-complex="bold"/>
    </style:style>
    <style:style style:name="P9" style:family="paragraph" style:parent-style-name="Standard">
      <style:text-properties fo:font-size="14pt" fo:font-weight="bold" officeooo:rsid="001392db" officeooo:paragraph-rsid="001392db" style:font-size-asian="14pt" style:font-weight-asian="bold" style:font-size-complex="14pt" style:font-weight-complex="bold"/>
    </style:style>
    <style:style style:name="P10" style:family="paragraph" style:parent-style-name="Standard">
      <style:text-properties officeooo:rsid="001540c0" officeooo:paragraph-rsid="001540c0"/>
    </style:style>
    <style:style style:name="P11" style:family="paragraph" style:parent-style-name="Standard">
      <style:text-properties officeooo:rsid="0016e4f1" officeooo:paragraph-rsid="001540c0"/>
    </style:style>
    <style:style style:name="P12" style:family="paragraph" style:parent-style-name="Standard">
      <style:text-properties officeooo:rsid="0016e4f1" officeooo:paragraph-rsid="0016e4f1"/>
    </style:style>
    <style:style style:name="P13" style:family="paragraph" style:parent-style-name="Standard">
      <style:text-properties officeooo:rsid="0018e2c0" officeooo:paragraph-rsid="0018e2c0"/>
    </style:style>
    <style:style style:name="P14" style:family="paragraph" style:parent-style-name="Standard">
      <style:text-properties officeooo:rsid="001a7b2a" officeooo:paragraph-rsid="001a7b2a"/>
    </style:style>
    <style:style style:name="P15" style:family="paragraph" style:parent-style-name="Standard">
      <style:text-properties officeooo:rsid="001d4e93" officeooo:paragraph-rsid="001d4e93"/>
    </style:style>
    <style:style style:name="P16" style:family="paragraph" style:parent-style-name="Standard">
      <style:text-properties officeooo:rsid="0020d785" officeooo:paragraph-rsid="0020d785"/>
    </style:style>
    <style:style style:name="P17" style:family="paragraph" style:parent-style-name="Standard">
      <style:text-properties fo:font-weight="bold" officeooo:rsid="001540c0" officeooo:paragraph-rsid="001540c0" style:font-weight-asian="bold" style:font-weight-complex="bold"/>
    </style:style>
    <style:style style:name="P18" style:family="paragraph" style:parent-style-name="Standard">
      <style:text-properties fo:font-weight="bold" officeooo:rsid="002abf68" officeooo:paragraph-rsid="002abf68" fo:background-color="#23ff23" style:font-weight-asian="bold" style:font-weight-complex="bold"/>
    </style:style>
    <style:style style:name="P19" style:family="paragraph" style:parent-style-name="Standard">
      <style:text-properties officeooo:rsid="0016e4f1" officeooo:paragraph-rsid="0016e4f1"/>
    </style:style>
    <style:style style:name="P20" style:family="paragraph" style:parent-style-name="Standard">
      <style:text-properties officeooo:rsid="002abf68" officeooo:paragraph-rsid="002abf68" fo:background-color="#23ff23"/>
    </style:style>
    <style:style style:name="T1" style:family="text">
      <style:text-properties officeooo:rsid="001540c0"/>
    </style:style>
    <style:style style:name="T2" style:family="text">
      <style:text-properties officeooo:rsid="001d3cc9"/>
    </style:style>
    <style:style style:name="T3" style:family="text">
      <style:text-properties fo:font-weight="bold" style:font-weight-asian="bold" style:font-weight-complex="bold"/>
    </style:style>
    <style:style style:name="T4" style:family="text">
      <style:text-properties officeooo:rsid="001f30df"/>
    </style:style>
    <style:style style:name="T5" style:family="text">
      <style:text-properties officeooo:rsid="00211e54"/>
    </style:style>
    <style:style style:name="T6" style:family="text">
      <style:text-properties officeooo:rsid="002212c5"/>
    </style:style>
    <style:style style:name="T7" style:family="text">
      <style:text-properties officeooo:rsid="00234c4a"/>
    </style:style>
    <style:style style:name="T8" style:family="text">
      <style:text-properties officeooo:rsid="0023b986"/>
    </style:style>
    <style:style style:name="T9" style:family="text">
      <style:text-properties officeooo:rsid="00278eab"/>
    </style:style>
    <style:style style:name="T10" style:family="text">
      <style:text-properties officeooo:rsid="0028063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Measure <text:span text:style-name="T1">Granularity</text:span> Draft 1</text:p>
      <text:p text:style-name="P1"/>
      <text:p text:style-name="P2">Introduction</text:p>
      <text:p text:style-name="P10">In the 'proof of' paper a measure of an event taking place was addressed. <text:s/>Even if there is certainty an event took place and can be repeated many times to give the same results, this means nothing if there is no notion of the granularity of measurement. This means the scale of precision of recording and extracting meaning from the data needs to be made available to the network too.</text:p>
      <text:p text:style-name="P10"/>
      <text:p text:style-name="P10"/>
      <text:p text:style-name="P3">Set Theory Mathematics</text:p>
      <text:p text:style-name="P10">Fuzzy/<text:span text:style-name="T7">rough</text:span> set theory, <text:span text:style-name="T5">probability</text:span> set theory i.e. <text:span text:style-name="T6">deals with</text:span> incompleteness of both proof and granularity. </text:p>
      <text:p text:style-name="P11"/>
      <text:p text:style-name="P5">Peer Set Theory Number</text:p>
      <text:p text:style-name="P6">Returned from calculating the esseCoin <text:span text:style-name="T10">probability</text:span> equation.</text:p>
      <text:p text:style-name="P13"><text:s/></text:p>
      <text:p text:style-name="P5">Network Set Theory Number</text:p>
      <text:p text:style-name="P14">Sum of all peer probabilities in the network.</text:p>
      <text:p text:style-name="P10"/>
      <text:p text:style-name="P7">Network approved</text:p>
      <text:p text:style-name="P15">When a probability is proven by the network to hold true i.e. a probability of 1 then the first digit in the <text:span text:style-name="T8">individuals</text:span> peer is incremented by one along with the total network count.</text:p>
      <text:p text:style-name="P10"/>
      <text:p text:style-name="P3">EsseCoin-Blockchain</text:p>
      <text:p text:style-name="P10">Each entry on the blockchain is a <text:span text:style-name="T2">probability</text:span> ie. Between 0 and 1.</text:p>
      <text:p text:style-name="P10"/>
      <text:p text:style-name="P4">How to build a esseCoin probability</text:p>
      <text:p text:style-name="P12">proof of probability <text:s/>* <text:s/>granularity probability</text:p>
      <text:p text:style-name="P12"/>
      <text:p text:style-name="P8">Proof of Probability Calculation</text:p>
      <text:p text:style-name="P16">Context information in range of all contexts live or possible in the network.</text:p>
      <text:p text:style-name="P16"/>
      <text:p text:style-name="P8">Granularity Probability Calculation</text:p>
      <text:p text:style-name="P16">A probability score per sensor given range of measurement in all sensors in the network.</text:p>
      <text:p text:style-name="P10"/>
      <text:p text:style-name="P4">Setting esseCoin probability in a self contract <text:span text:style-name="T9">todo</text:span></text:p>
      <text:p text:style-name="P12"/>
      <text:p text:style-name="P4">Setting esseCoin probablity in a peer to peer contract <text:span text:style-name="T9">todo</text:span></text:p>
      <text:p text:style-name="P10"><text:line-break/><text:span text:style-name="T3">Example</text:span></text:p>
      <text:p text:style-name="P10"/>
      <text:p text:style-name="P12">Peer1 <text:s text:c="3"/>4.56545 <text:s text:c="3"/>This peer has 4 knowledge credits to their name</text:p>
      <text:p text:style-name="P12"/>
      <text:p text:style-name="P12">Peer 2 <text:s text:c="2"/><text:span text:style-name="T4">343.3434 This person has added a lot to the network e.g. Albert Einstein.</text:span></text:p>
      <text:p text:style-name="P12"/>
      <text:p text:style-name="P12">Network <text:s text:c="2"/>3434343.232323232 <text:s/>The entire network has 3434343 <text:s/>with a <text:span text:style-name="T4">probability</text:span> that they are reality of 23%. <text:s/></text:p>
      <text:p text:style-name="P12"/>
      <text:p text:style-name="P18">Three C's</text:p>
      <text:p text:style-name="P20"><text:soft-page-break/>Contract, context, compu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9T09:51:18.426038366</meta:creation-date>
    <meta:generator>LibreOffice/4.2.6.3$Linux_X86_64 LibreOffice_project/420m0$Build-3</meta:generator>
    <dc:date>2014-09-11T16:48:34.153006725</dc:date>
    <meta:editing-duration>PT30M57S</meta:editing-duration>
    <meta:editing-cycles>19</meta:editing-cycles>
    <meta:document-statistic meta:table-count="0" meta:image-count="0" meta:object-count="0" meta:page-count="2" meta:paragraph-count="28" meta:word-count="279" meta:character-count="1725" meta:non-whitespace-character-count="1453"/>
  </office:meta>
</office:document-meta>
</file>